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9.786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Bitstream Vera Sans" fo:font-size="13pt" fo:language="en" fo:country="CA" fo:font-style="normal" fo:text-shadow="none" style:text-underline-style="none" fo:font-weight="normal" style:text-underline-mode="continuous" style:text-line-through-mode="continuous" style:font-name-asian="DejaVu Sans1" style:font-size-asian="13pt" style:language-asian="zxx" style:country-asian="none" style:font-style-asian="normal" style:font-weight-asian="normal" style:font-name-complex="Times New Roman" style:font-size-complex="1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Bitstream Vera Sans" fo:font-size="13pt" style:font-size-asian="13pt" style:font-size-complex="13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012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Blurb</text:p>
          </table:table-cell>
          <table:table-cell table:style-name="ce1" office:value-type="string">
            <text:p>Tax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LOC</text:p>
          </table:table-cell>
          <table:table-cell/>
          <table:table-cell table:style-name="ce1" office:value-type="string">
            <text:p>Activity</text:p>
          </table:table-cell>
          <table:table-cell table:style-name="ce1" office:value-type="string">
            <text:p>Age (days)</text:p>
          </table:table-cell>
          <table:table-cell table:style-name="ce1" office:value-type="string">
            <text:p>Age (RSN)</text:p>
          </table:table-cell>
          <table:table-cell table:style-name="ce1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<text:a xlink:href="http://msr.uwaterloo.ca/msr2009/challenge/gnome_data/repositories/alacarte-svn.tar.bz2">alacarte</text:a></text:p>
          </table:table-cell>
          <table:table-cell table:style-name="ce1"/>
          <table:table-cell table:style-name="ce1" office:value-type="string">
            <text:p>Menu editor</text:p>
          </table:table-cell>
          <table:table-cell table:style-name="ce1" office:value-type="string">
            <text:p>system</text:p>
          </table:table-cell>
          <table:table-cell table:style-name="ce1" table:number-columns-repeated="2"/>
          <table:table-cell/>
          <table:table-cell table:style-name="ce1" table:number-columns-repeated="4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<text:a xlink:href="http://msr.uwaterloo.ca/msr2009/challenge/gnome_data/repositories/bug-buddy-svn.tar.bz2">bug-buddy</text:a></text:p>
          </table:table-cell>
          <table:table-cell table:style-name="ce1"/>
          <table:table-cell table:style-name="ce1" office:value-type="string">
            <text:p>crash reporter</text:p>
          </table:table-cell>
          <table:table-cell table:style-name="ce1" office:value-type="string">
            <text:p>system</text:p>
          </table:table-cell>
          <table:table-cell table:style-name="ce1" table:number-columns-repeated="2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deskbar-applet-svn.tar.bz2">deskbar-applet</text:a></text:p>
          </table:table-cell>
          <table:table-cell table:style-name="ce1"/>
          <table:table-cell table:style-name="ce1" office:value-type="string">
            <text:p>task launcher</text:p>
          </table:table-cell>
          <table:table-cell table:style-name="ce1" office:value-type="string">
            <text:p>utility</text:p>
          </table:table-cell>
          <table:table-cell table:style-name="ce1" table:number-columns-repeated="2"/>
          <table:table-cell/>
          <table:table-cell table:style-name="ce1" table:number-columns-repeated="4"/>
          <table:table-cell table:number-columns-repeated="1013"/>
        </table:table-row>
        <table:table-row table:style-name="ro3">
          <table:table-cell table:style-name="ce1" office:value-type="string">
            <text:p><text:a xlink:href="http://msr.uwaterloo.ca/msr2009/challenge/gnome_data/repositories/eel-svn.tar.bz2">eel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style-name="ce4" office:value-type="string">
            <text:p>ecosystem/taxonomy type (system, scientific, media, games, graphics, productivity, utility, programming, internet)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<text:a xlink:href="http://msr.uwaterloo.ca/msr2009/challenge/gnome_data/repositories/ekiga-svn.tar.bz2">ekiga</text:a></text:p>
          </table:table-cell>
          <table:table-cell table:style-name="ce1"/>
          <table:table-cell table:style-name="ce1" office:value-type="string">
            <text:p>skype clone</text:p>
          </table:table-cell>
          <table:table-cell table:style-name="ce1" office:value-type="string">
            <text:p>internet</text:p>
          </table:table-cell>
          <table:table-cell table:style-name="ce1" table:number-columns-repeated="2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eog-svn.tar.bz2">eog</text:a></text:p>
          </table:table-cell>
          <table:table-cell table:style-name="ce1"/>
          <table:table-cell table:style-name="ce1" office:value-type="string">
            <text:p>image processor</text:p>
          </table:table-cell>
          <table:table-cell table:style-name="ce1" office:value-type="string">
            <text:p>graphics</text:p>
          </table:table-cell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epiphany-svn.tar.bz2">epiphany</text:a></text:p>
          </table:table-cell>
          <table:table-cell table:style-name="ce1" office:value-type="string">
            <text:p>http://www.google.ca/url?sa=t&amp;source=web&amp;ct=res&amp;cd=1&amp;url=http%3A%2F%2Fwww.gnome.org%2Fprojects%2Fepiphany%2F&amp;ei=RE8PSdXuGoi6MtiDua0E&amp;usg=AFQjCNEX-efuTh-ISDb157zPB2oUMm_UCA&amp;sig2=jKwhtcVBc1llAH4YDD2KuQ</text:p>
          </table:table-cell>
          <table:table-cell table:style-name="ce1" office:value-type="string">
            <text:p>mozilla clone</text:p>
          </table:table-cell>
          <table:table-cell table:style-name="ce1" office:value-type="string">
            <text:p>internet</text:p>
          </table:table-cell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evince-svn.tar.bz2">evince</text:a></text:p>
          </table:table-cell>
          <table:table-cell table:style-name="ce1" office:value-type="string">
            <text:p>http://www.google.ca/url?sa=t&amp;source=web&amp;ct=res&amp;cd=1&amp;url=http%3A%2F%2Fwww.gnome.org%2Fprojects%2Fevince%2F&amp;ei=YU8PSZu8CqC8MYzW-LwE&amp;usg=AFQjCNGNklnxbKkDRg6rRvbmnpF4bn88aw&amp;sig2=T-rSV82kHvlsany7Xvf6Tg</text:p>
          </table:table-cell>
          <table:table-cell table:style-name="ce1" office:value-type="string">
            <text:p>doc viewer</text:p>
          </table:table-cell>
          <table:table-cell table:style-name="ce1" office:value-type="string">
            <text:p>utility</text:p>
          </table:table-cell>
          <table:table-cell table:style-name="ce1" table:number-columns-repeated="2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evolution-data-server-svn.tar.bz2">evolution-data-server</text:a></text:p>
          </table:table-cell>
          <table:table-cell table:style-name="ce3"/>
          <table:table-cell table:style-name="ce1" office:value-type="string">
            <text:p>mail data</text:p>
          </table:table-cell>
          <table:table-cell table:style-name="ce1" office:value-type="string">
            <text:p>internet</text:p>
          </table:table-cell>
          <table:table-cell table:style-name="ce1" table:number-columns-repeated="2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evolution-exchange-svn.tar.bz2">evolution-exchange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evolution-svn.tar.bz2">evolution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evolution-webcal-svn.tar.bz2">evolution-webcal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fast-user-switch-applet-svn.tar.bz2">fast-user-switch-applet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file-roller-svn.tar.bz2">file-roll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calctool-svn.tar.bz2">gcalctool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conf-editor-svn.tar.bz2">gconf-edito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dm-svn.tar.bz2">gdm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edit-svn.tar.bz2">gedit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applets-svn.tar.bz2">gnome-applet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backgrounds-svn.tar.bz2">gnome-background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control-center-svn.tar.bz2">gnome-control-cent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desktop-svn.tar.bz2">gnome-desktop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doc-utils-svn.tar.bz2">gnome-doc-util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games-svn.tar.bz2">gnome-game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icon-theme-svn.tar.bz2">gnome-icon-theme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keyring-manager-svn.tar.bz2">gnome-keyring-manag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keyring-svn.tar.bz2">gnome-keyring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mag-svn.tar.bz2">gnome-mag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media-svn.tar.bz2">gnome-media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menus-svn.tar.bz2">gnome-menu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netstatus-svn.tar.bz2">gnome-netstatu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nettool-svn.tar.bz2">gnome-nettool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panel-svn.tar.bz2">gnome-panel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power-manager-svn.tar.bz2">gnome-power-manag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screensaver-svn.tar.bz2">gnome-screensav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session-svn.tar.bz2">gnome-session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speech-svn.tar.bz2">gnome-speech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system-monitor-svn.tar.bz2">gnome-system-monito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system-tools-svn.tar.bz2">gnome-system-tool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terminal-svn.tar.bz2">gnome-terminal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themes-svn.tar.bz2">gnome-theme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user-docs-svn.tar.bz2">gnome-user-doc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utils-svn.tar.bz2">gnome-util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-volume-manager-svn.tar.bz2">gnome-volume-manag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nome_logs.tar.bz2">gnome_logs.tar.bz2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ok-svn.tar.bz2">gok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tk-engines-svn.tar.bz2">gtk-engine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tkhtml-svn.tar.bz2">gtkhtml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tksourceview-svn.tar.bz2">gtksourceview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gucharmap-svn.tar.bz2">gucharmap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libgail-gnome-svn.tar.bz2">libgail-gnome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libgnomekbd-svn.tar.bz2">libgnomekbd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libgtop-svn.tar.bz2">libgtop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liboobs-svn.tar.bz2">liboob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librsvg-svn.tar.bz2">librsvg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libsoup-svn.tar.bz2">libsoup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libwnck-svn.tar.bz2">libwnck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metacity-svn.tar.bz2">metacity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nautilus-cd-burner-svn.tar.bz2">nautilus-cd-burn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nautilus-svn.tar.bz2">nautilus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orca-svn.tar.bz2">orca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seahorse-svn.tar.bz2">seahorse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sound-juicer-svn.tar.bz2">sound-juicer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tomboy-svn.tar.bz2">tomboy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totem-svn.tar.bz2">totem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vino-svn.tar.bz2">vino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vte-svn.tar.bz2">vte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yelp-svn.tar.bz2">yelp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office:value-type="string">
            <text:p><text:a xlink:href="http://msr.uwaterloo.ca/msr2009/challenge/gnome_data/repositories/zenity-svn.tar.bz2">zenity</text:a></text:p>
          </table:table-cell>
          <table:table-cell table:style-name="ce1" table:number-columns-repeated="5"/>
          <table:table-cell/>
          <table:table-cell table:style-name="ce1" table:number-columns-repeated="4"/>
          <table:table-cell table:number-columns-repeated="1013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3">03/11/2008</text:date>, <text:time>14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eil Ernst</meta:initial-creator>
    <meta:creation-date>2008-11-03T14:00:03</meta:creation-date>
    <dc:date>2008-11-03T14:28:59</dc:date>
    <dc:creator>Neil Ernst</dc:creator>
    <meta:editing-duration>PT00H24M36S</meta:editing-duration>
    <meta:editing-cycles>3</meta:editing-cycles>
    <meta:generator>OpenOffice.org/3.0$Linux OpenOffice.org_project/300m9$Build-9358</meta:generator>
    <meta:document-statistic meta:table-count="3" meta:cell-count="97" meta:object-count="0"/>
  </office:meta>
</office:document-meta>
</file>